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justify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border="0.002cm solid #000000"/>
      <style:paragraph-properties fo:text-align="justify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justify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 style:data-style-name="N108">
      <style:table-cell-properties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>
            <text:p>Fall 2015</text:p>
          </table:table-cell>
          <table:table-cell table:style-name="ce2" office:value-type="string">
            <text:p>Spring 2016</text:p>
          </table:table-cell>
          <table:table-cell table:style-name="ce2" office:value-type="string">
            <text:p>Fall 2016</text:p>
          </table:table-cell>
          <table:table-cell table:style-name="ce2" office:value-type="string">
            <text:p>Spring 2017</text:p>
          </table:table-cell>
          <table:table-cell table:number-columns-repeated="2"/>
          <table:table-cell table:style-name="ce2" office:value-type="string">
            <text:p>Fall 2015</text:p>
          </table:table-cell>
          <table:table-cell table:style-name="ce2" office:value-type="string">
            <text:p>Spring 2016</text:p>
          </table:table-cell>
          <table:table-cell table:style-name="ce2" office:value-type="string">
            <text:p>Fall 2016</text:p>
          </table:table-cell>
          <table:table-cell table:style-name="ce2" office:value-type="string">
            <text:p>Spring 2017</text:p>
          </table:table-cell>
        </table:table-row>
        <table:table-row table:style-name="ro2">
          <table:table-cell/>
          <table:table-cell table:style-name="ce1" office:value-type="string">
            <text:p>OPT 101</text:p>
          </table:table-cell>
          <table:table-cell table:style-name="ce3" office:value-type="float" office:value="4.8">
            <text:p>4,8</text:p>
          </table:table-cell>
          <table:table-cell table:style-name="ce4" office:value-type="float" office:value="3.5">
            <text:p>3,5</text:p>
          </table:table-cell>
          <table:table-cell table:number-columns-repeated="2" table:style-name="ce5" office:value-type="float" office:value="0">
            <text:p>0</text:p>
          </table:table-cell>
          <table:table-cell/>
          <table:table-cell table:style-name="ce1" office:value-type="string">
            <text:p>OPT 101</text:p>
          </table:table-cell>
          <table:table-cell table:style-name="ce6" office:value-type="float" office:value="1">
            <text:p>1,0</text:p>
          </table:table-cell>
          <table:table-cell table:number-columns-repeated="3"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STAT 101</text:p>
          </table:table-cell>
          <table:table-cell table:style-name="ce4" office:value-type="string">
            <text:p>2;2</text:p>
          </table:table-cell>
          <table:table-cell table:style-name="ce4" office:value-type="float" office:value="4.2">
            <text:p>4,2</text:p>
          </table:table-cell>
          <table:table-cell table:number-columns-repeated="2" table:style-name="ce5" office:value-type="float" office:value="0">
            <text:p>0</text:p>
          </table:table-cell>
          <table:table-cell/>
          <table:table-cell table:style-name="ce1" office:value-type="string">
            <text:p>STAT 10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OPT 201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4.1">
            <text:p>4,1</text:p>
          </table:table-cell>
          <table:table-cell table:style-name="ce4" office:value-type="float" office:value="3.7">
            <text:p>3,7</text:p>
          </table:table-cell>
          <table:table-cell table:style-name="ce4" office:value-type="float" office:value="3.9">
            <text:p>3,9</text:p>
          </table:table-cell>
          <table:table-cell/>
          <table:table-cell table:style-name="ce1" office:value-type="string">
            <text:p>OPT 20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/>
          <table:table-cell table:style-name="ce1" office:value-type="string">
            <text:p>STAT 201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4.5">
            <text:p>4,5</text:p>
          </table:table-cell>
          <table:table-cell table:style-name="ce4" office:value-type="float" office:value="3.9">
            <text:p>3,9</text:p>
          </table:table-cell>
          <table:table-cell table:style-name="ce4" office:value-type="float" office:value="2.3">
            <text:p>2,3</text:p>
          </table:table-cell>
          <table:table-cell/>
          <table:table-cell table:style-name="ce1" office:value-type="string">
            <text:p>STAT 20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OPT E1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4.9">
            <text:p>4,9</text:p>
          </table:table-cell>
          <table:table-cell table:number-columns-repeated="2" table:style-name="ce5" office:value-type="float" office:value="0">
            <text:p>0</text:p>
          </table:table-cell>
          <table:table-cell/>
          <table:table-cell table:style-name="ce1" office:value-type="string">
            <text:p>OPT E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OPT E2</text:p>
          </table:table-cell>
          <table:table-cell table:style-name="ce4" office:value-type="float" office:value="3.4">
            <text:p>3,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/>
          <table:table-cell table:style-name="ce1" office:value-type="string">
            <text:p>OPT E2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OPT E3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4.9">
            <text:p>4,9</text:p>
          </table:table-cell>
          <table:table-cell table:number-columns-repeated="2" table:style-name="ce5" office:value-type="float" office:value="0">
            <text:p>0</text:p>
          </table:table-cell>
          <table:table-cell/>
          <table:table-cell table:style-name="ce1" office:value-type="string">
            <text:p>OPT E3</text:p>
          </table:table-cell>
          <table:table-cell table:number-columns-repeated="4"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STAT E1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/>
          <table:table-cell table:style-name="ce1" office:value-type="string">
            <text:p>STAT E1</text:p>
          </table:table-cell>
          <table:table-cell table:number-columns-repeated="4"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STAT E2</text:p>
          </table:table-cell>
          <table:table-cell table:style-name="ce4" office:value-type="float" office:value="4.4">
            <text:p>4,4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4.7">
            <text:p>4,7</text:p>
          </table:table-cell>
          <table:table-cell table:style-name="ce5" office:value-type="float" office:value="0">
            <text:p>0</text:p>
          </table:table-cell>
          <table:table-cell/>
          <table:table-cell table:style-name="ce1" office:value-type="string">
            <text:p>STAT E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STAT E3</text:p>
          </table:table-cell>
          <table:table-cell table:number-columns-repeated="3" table:style-name="ce5" office:value-type="float" office:value="0">
            <text:p>0</text:p>
          </table:table-cell>
          <table:table-cell table:style-name="ce4" office:value-type="float" office:value="3.8">
            <text:p>3,8</text:p>
          </table:table-cell>
          <table:table-cell/>
          <table:table-cell table:style-name="ce1" office:value-type="string">
            <text:p>STAT E3</text:p>
          </table:table-cell>
          <table:table-cell table:number-columns-repeated="4"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Thesis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string">
            <text:p>Th</text:p>
          </table:table-cell>
          <table:table-cell/>
          <table:table-cell table:style-name="ce1" office:value-type="string">
            <text:p>Thesis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>
            <text:p>OBJECTIV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SUMPRODUCT([.C3:.F13];[.I3:.L13])" office:value-type="float" office:value="30.1">
            <text:p>30,1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>
            <text:p>CONSTRAINT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OPT101</text:p>
          </table:table-cell>
          <table:table-cell table:formula="of:=SUM([.I3:.J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101</text:p>
          </table:table-cell>
          <table:table-cell table:formula="of:=SUM([.I4:.J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OPT201</text:p>
          </table:table-cell>
          <table:table-cell table:formula="of:=SUM([.J5:.L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201</text:p>
          </table:table-cell>
          <table:table-cell table:formula="of:=SUM([.J6:.L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ONLY ONCE</text:p>
          </table:table-cell>
          <table:table-cell table:style-name="ce1" office:value-type="string">
            <text:p>OPT 101</text:p>
          </table:table-cell>
          <table:table-cell table:formula="of:=SUM([.I3:.L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STAT 101</text:p>
          </table:table-cell>
          <table:table-cell table:formula="of:=SUM([.I4:.L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OPT 201</text:p>
          </table:table-cell>
          <table:table-cell table:formula="of:=SUM([.I5:.L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STAT 201</text:p>
          </table:table-cell>
          <table:table-cell table:formula="of:=SUM([.I6:.L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OPT E1</text:p>
          </table:table-cell>
          <table:table-cell table:formula="of:=SUM([.I7:.L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OPT E2</text:p>
          </table:table-cell>
          <table:table-cell table:formula="of:=SUM([.I8:.L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OPT E3</text:p>
          </table:table-cell>
          <table:table-cell table:formula="of:=SUM([.I9:.L9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STAT E1</text:p>
          </table:table-cell>
          <table:table-cell table:formula="of:=SUM([.I10:.L10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STAT E2</text:p>
          </table:table-cell>
          <table:table-cell table:formula="of:=SUM([.I11:.L1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STAT E3</text:p>
          </table:table-cell>
          <table:table-cell table:formula="of:=SUM([.I12:.L12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Thesis</text:p>
          </table:table-cell>
          <table:table-cell table:formula="of:=SUM([.K13:.L1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2 COURSES SEM</text:p>
          </table:table-cell>
          <table:table-cell office:value-type="string">
            <text:p>SEM1</text:p>
          </table:table-cell>
          <table:table-cell table:formula="of:=SUM([.I3:.I13])" office:value-type="float" office:value="2">
            <text:p>2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EM2</text:p>
          </table:table-cell>
          <table:table-cell table:formula="of:=SUM([.J3:.J13])" office:value-type="float" office:value="2">
            <text:p>2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EM3</text:p>
          </table:table-cell>
          <table:table-cell table:formula="of:=SUM([.K3:.K13])" office:value-type="float" office:value="2">
            <text:p>2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EM4</text:p>
          </table:table-cell>
          <table:table-cell table:formula="of:=SUM([.L3:.L13])" office:value-type="float" office:value="2">
            <text:p>2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THESIS MANDATORY</text:p>
          </table:table-cell>
          <table:table-cell/>
          <table:table-cell table:formula="of:=SUM([.K13:.L1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STAT 201 / OPT201</text:p>
          </table:table-cell>
          <table:table-cell office:value-type="string">
            <text:p>SEM2</text:p>
          </table:table-cell>
          <table:table-cell table:formula="of:=SUM([.J5:.J6])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EM3</text:p>
          </table:table-cell>
          <table:table-cell table:formula="of:=SUM([.K5:.K6])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EM4</text:p>
          </table:table-cell>
          <table:table-cell table:formula="of:=SUM([.L5:.L6])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SUM+7</text:p>
          </table:table-cell>
          <table:table-cell office:value-type="string">
            <text:p>TOTAL</text:p>
          </table:table-cell>
          <table:table-cell table:formula="of:=SUM([.I3:.L13])" office:value-type="float" office:value="8">
            <text:p>8</text:p>
          </table:table-cell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COURSES 2 SEM</text:p>
          </table:table-cell>
          <table:table-cell/>
          <table:table-cell table:formula="of:=SUM([.I3:.J13])" office:value-type="float" office:value="4">
            <text:p>4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24/08/2015</text:date>, <text:time>17:0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q</meta:initial-creator>
    <meta:creation-date>2015-08-24T14:23:28.47</meta:creation-date>
    <dc:date>2015-08-24T17:02:57.12</dc:date>
    <dc:creator>emmanuel q</dc:creator>
    <meta:editing-duration>PT1H14M18S</meta:editing-duration>
    <meta:editing-cycles>7</meta:editing-cycles>
    <meta:generator>OpenOffice/4.1.1$Win32 OpenOffice.org_project/411m6$Build-9775</meta:generator>
    <meta:document-statistic meta:table-count="3" meta:cell-count="225" meta:object-count="0"/>
  </office:meta>
</office:document-meta>
</file>